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Palatino Linotype'" style:font-family-generic="roman" style:font-pitch="variable"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Palatino Linotype'" style:font-family-generic="roman" style:font-pitch="variable" fo:font-size="16pt" style:font-size-asian="16pt" style:font-size-complex="16pt"/>
    </style:style>
    <style:style style:name="P7" style:family="paragraph">
      <style:paragraph-properties fo:margin-left="0cm" fo:margin-right="0cm" fo:text-indent="0cm"/>
      <style:text-properties fo:font-family="'Palatino Linotype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0cm" fo:margin-right="0cm" fo:text-indent="0cm"/>
      <style:text-properties fo:font-family="'Palatino Linotype'" style:font-family-generic="roman" style:font-pitch="variable" fo:font-size="13pt" style:font-size-asian="13pt" style:font-size-complex="13pt"/>
    </style:style>
    <style:style style:name="P9" style:family="paragraph">
      <style:paragraph-properties fo:margin-left="0cm" fo:margin-right="0cm" fo:text-indent="0cm"/>
      <style:text-properties fo:font-family="'Palatino Linotype'" style:font-family-generic="roman" style:font-pitch="variable" fo:font-size="14pt" style:font-size-asian="14pt" style:font-size-complex="14pt"/>
    </style:style>
    <style:style style:name="T1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2" style:family="text">
      <style:text-properties fo:font-family="'Palatino Linotype'" style:font-family-generic="roman" style:font-pitch="variable" fo:font-size="16pt" style:font-size-asian="16pt" style:font-size-complex="16pt"/>
    </style:style>
    <style:style style:name="T3" style:family="text">
      <style:text-properties fo:font-family="'Palatino Linotype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'Palatino Linotype'" style:font-family-generic="roman" style:font-pitch="variable" fo:font-size="13pt" style:font-size-asian="13pt" style:font-size-complex="13pt"/>
    </style:style>
    <style:style style:name="T5" style:family="text">
      <style:text-properties fo:font-family="'Palatino Linotype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1.907cm" svg:height="1.184cm" svg:x="2cm" svg:y="17.816cm">
          <text:p text:style-name="P1"><text:span text:style-name="T1">Bücher</text:span></text:p>
        </draw:rect>
        <draw:rect draw:style-name="gr1" draw:text-style-name="P2" draw:layer="layout" svg:width="1.922cm" svg:height="1.184cm" svg:x="2cm" svg:y="16.316cm">
          <text:p text:style-name="P1"><text:span text:style-name="T1">Gemälde</text:span></text:p>
        </draw:rect>
        <draw:rect draw:style-name="gr1" draw:text-style-name="P2" draw:layer="layout" svg:width="1.922cm" svg:height="1.184cm" svg:x="4.5cm" svg:y="14.814cm">
          <text:p text:style-name="P1"><text:span text:style-name="T1">Photos</text:span></text:p>
        </draw:rect>
        <draw:rect draw:style-name="gr2" draw:text-style-name="P3" draw:layer="layout" svg:width="1.907cm" svg:height="1.184cm" svg:x="7cm" svg:y="17.816cm">
          <text:p text:style-name="P1"><text:span text:style-name="T1">Briefe</text:span></text:p>
        </draw:rect>
        <draw:rect draw:style-name="gr1" draw:text-style-name="P2" draw:layer="layout" svg:width="1.922cm" svg:height="1.184cm" svg:x="2cm" svg:y="14.816cm">
          <text:p text:style-name="P1"><text:span text:style-name="T1">Skulpturen</text:span></text:p>
        </draw:rect>
        <draw:rect draw:style-name="gr2" draw:text-style-name="P3" draw:layer="layout" svg:width="1.922cm" svg:height="1.184cm" svg:x="14.5cm" svg:y="11.816cm">
          <text:p text:style-name="P1"><text:span text:style-name="T1">Voice Mail</text:span></text:p>
        </draw:rect>
        <draw:rect draw:style-name="gr1" draw:text-style-name="P2" draw:layer="layout" svg:width="1.922cm" svg:height="1.184cm" svg:x="7cm" svg:y="11.816cm">
          <text:p text:style-name="P1"><text:span text:style-name="T1">TV</text:span></text:p>
        </draw:rect>
        <draw:rect draw:style-name="gr1" draw:text-style-name="P2" draw:layer="layout" svg:width="1.922cm" svg:height="1.184cm" svg:x="7cm" svg:y="10.316cm">
          <text:p text:style-name="P1"><text:span text:style-name="T1">HDTV</text:span></text:p>
        </draw:rect>
        <draw:rect draw:style-name="gr1" draw:text-style-name="P2" draw:layer="layout" svg:width="1.922cm" svg:height="1.184cm" svg:x="4.5cm" svg:y="10.316cm">
          <text:p text:style-name="P1"><text:span text:style-name="T1">Filme</text:span></text:p>
        </draw:rect>
        <draw:rect draw:style-name="gr1" draw:text-style-name="P2" draw:layer="layout" svg:width="1.922cm" svg:height="1.184cm" svg:x="4.5cm" svg:y="8.816cm">
          <text:p text:style-name="P1"><text:span text:style-name="T1">3D Filme</text:span></text:p>
        </draw:rect>
        <draw:rect draw:style-name="gr1" draw:text-style-name="P2" draw:layer="layout" svg:width="1.922cm" svg:height="1.184cm" svg:x="9.5cm" svg:y="11.816cm">
          <text:p text:style-name="P1"><text:span text:style-name="T1">Home</text:span><text:span text:style-name="T1"><text:line-break/></text:span><text:span text:style-name="T1">Shopping</text:span></text:p>
        </draw:rect>
        <draw:rect draw:style-name="gr1" draw:text-style-name="P2" draw:layer="layout" svg:width="1.922cm" svg:height="1.184cm" svg:x="12cm" svg:y="11.816cm">
          <text:p text:style-name="P1"><text:span text:style-name="T1">Pay per </text:span><text:span text:style-name="T1"><text:line-break/></text:span><text:span text:style-name="T1">View</text:span></text:p>
        </draw:rect>
        <draw:rect draw:style-name="gr1" draw:text-style-name="P2" draw:layer="layout" svg:width="1.922cm" svg:height="1.184cm" svg:x="14.5cm" svg:y="10.316cm">
          <text:p text:style-name="P1"><text:span text:style-name="T1">VCR</text:span></text:p>
        </draw:rect>
        <draw:rect draw:style-name="gr1" draw:text-style-name="P2" draw:layer="layout" svg:width="1.922cm" svg:height="1.184cm" svg:x="4.5cm" svg:y="13.316cm">
          <text:p text:style-name="P1"><text:span text:style-name="T1">CDs</text:span></text:p>
        </draw:rect>
        <draw:rect draw:style-name="gr2" draw:text-style-name="P3" draw:layer="layout" svg:width="1.922cm" svg:height="1.184cm" svg:x="14.5cm" svg:y="16.316cm">
          <text:p text:style-name="P1"><text:span text:style-name="T1">Fax</text:span></text:p>
        </draw:rect>
        <draw:rect draw:style-name="gr2" draw:text-style-name="P3" draw:layer="layout" svg:width="1.922cm" svg:height="1.184cm" svg:x="14.5cm" svg:y="17.816cm">
          <text:p text:style-name="P1"><text:span text:style-name="T1">Email</text:span></text:p>
        </draw:rect>
        <draw:rect draw:style-name="gr2" draw:text-style-name="P3" draw:layer="layout" svg:width="1.922cm" svg:height="1.184cm" svg:x="14.5cm" svg:y="19.316cm">
          <text:p text:style-name="P1"><text:span text:style-name="T1">Telegraf</text:span></text:p>
        </draw:rect>
        <draw:rect draw:style-name="gr2" draw:text-style-name="P3" draw:layer="layout" svg:width="1.922cm" svg:height="1.184cm" svg:x="17cm" svg:y="17.816cm">
          <text:p text:style-name="P1"><text:span text:style-name="T1">Text Chat</text:span></text:p>
        </draw:rect>
        <draw:rect draw:style-name="gr1" draw:text-style-name="P2" draw:layer="layout" svg:width="1.922cm" svg:height="1.184cm" svg:x="17cm" svg:y="14.816cm">
          <text:p text:style-name="P1"><text:span text:style-name="T1">Karaoke</text:span></text:p>
        </draw:rect>
        <draw:rect draw:style-name="gr2" draw:text-style-name="P3" draw:layer="layout" svg:width="1.922cm" svg:height="1.184cm" svg:x="19.5cm" svg:y="11.816cm">
          <text:p text:style-name="P1"><text:span text:style-name="T1">Video-</text:span><text:span text:style-name="T1"><text:line-break/></text:span><text:span text:style-name="T1">Konferenz</text:span></text:p>
        </draw:rect>
        <draw:rect draw:style-name="gr3" draw:text-style-name="P3" draw:layer="layout" svg:width="1.922cm" svg:height="1.184cm" svg:x="22cm" svg:y="10.316cm">
          <text:p text:style-name="P3"><text:span text:style-name="T1">Computer-</text:span><text:span text:style-name="T1"><text:line-break/></text:span><text:span text:style-name="T1">spiele</text:span></text:p>
        </draw:rect>
        <draw:rect draw:style-name="gr1" draw:text-style-name="P2" draw:layer="layout" svg:width="1.922cm" svg:height="1.184cm" svg:x="22cm" svg:y="7.316cm">
          <text:p text:style-name="P1"><text:span text:style-name="T1">Star Treck</text:span><text:span text:style-name="T1"><text:line-break/></text:span><text:span text:style-name="T1">Holodeck</text:span></text:p>
        </draw:rect>
        <draw:line draw:style-name="gr4" draw:text-style-name="P4" draw:layer="layout" svg:x1="1.5cm" svg:y1="21cm" svg:x2="1.5cm" svg:y2="5cm">
          <text:p text:style-name="P5"/>
        </draw:line>
        <draw:line draw:style-name="gr4" draw:text-style-name="P4" draw:layer="layout" svg:x1="1.5cm" svg:y1="21cm" svg:x2="26cm" svg:y2="21cm">
          <text:p text:style-name="P5"/>
        </draw:line>
        <draw:frame draw:style-name="gr5" draw:text-style-name="P6" draw:layer="layout" svg:width="2.5cm" svg:height="1.009cm" svg:x="2cm" svg:y="21.5cm">
          <draw:text-box>
            <text:p text:style-name="P5"><text:span text:style-name="T2">niedrig</text:span></text:p>
          </draw:text-box>
        </draw:frame>
        <draw:frame draw:style-name="gr5" draw:text-style-name="P6" draw:layer="layout" svg:width="2.5cm" svg:height="1.009cm" draw:transform="rotate (-1.57079632679579) translate (1.009cm 18cm)">
          <draw:text-box>
            <text:p text:style-name="P5"><text:span text:style-name="T2">niedrig</text:span></text:p>
          </draw:text-box>
        </draw:frame>
        <draw:frame draw:style-name="gr5" draw:text-style-name="P7" draw:layer="layout" svg:width="8cm" svg:height="1.496cm" draw:transform="rotate (-1.57079632679579) translate (1cm 9cm)">
          <draw:text-box>
            <text:p text:style-name="P5"><text:span text:style-name="T3">Lebhaftigkeit</text:span></text:p>
          </draw:text-box>
        </draw:frame>
        <draw:frame draw:style-name="gr5" draw:text-style-name="P6" draw:layer="layout" svg:width="2.5cm" svg:height="1.009cm" draw:transform="rotate (-1.57079632679579) translate (1.009cm 5.5cm)">
          <draw:text-box>
            <text:p text:style-name="P5"><text:span text:style-name="T2">hoch</text:span></text:p>
          </draw:text-box>
        </draw:frame>
        <draw:frame draw:style-name="gr5" draw:text-style-name="P6" draw:layer="layout" svg:width="2.5cm" svg:height="1.009cm" svg:x="22cm" svg:y="21.5cm">
          <draw:text-box>
            <text:p text:style-name="P5"><text:span text:style-name="T2">hoch</text:span></text:p>
          </draw:text-box>
        </draw:frame>
        <draw:frame draw:style-name="gr5" draw:text-style-name="P7" draw:layer="layout" svg:width="7.5cm" svg:height="1.496cm" svg:x="9.5cm" svg:y="21.504cm">
          <draw:text-box>
            <text:p text:style-name="P5"><text:span text:style-name="T3">Interaktivität</text:span></text:p>
          </draw:text-box>
        </draw:frame>
        <draw:rect draw:style-name="gr2" draw:text-style-name="P3" draw:layer="layout" svg:width="1.922cm" svg:height="1.184cm" svg:x="19.5cm" svg:y="8.816cm">
          <text:p text:style-name="P1"><text:span text:style-name="T1">3D-</text:span><text:span text:style-name="T1"><text:line-break/></text:span><text:span text:style-name="T1">Konferenz</text:span></text:p>
        </draw:rect>
        <draw:rect draw:style-name="gr2" draw:text-style-name="P3" draw:layer="layout" svg:width="1.922cm" svg:height="1.184cm" svg:x="19.5cm" svg:y="13.316cm">
          <text:p text:style-name="P1"><text:span text:style-name="T1">Telefon-</text:span><text:span text:style-name="T1"><text:line-break/></text:span><text:span text:style-name="T1">Konferenz</text:span></text:p>
        </draw:rect>
        <draw:rect draw:style-name="gr1" draw:text-style-name="P2" draw:layer="layout" svg:width="1.922cm" svg:height="1.184cm" svg:x="22cm" svg:y="17.816cm">
          <text:p text:style-name="P1"><text:span text:style-name="T1">MUDs</text:span></text:p>
        </draw:rect>
        <draw:circle draw:style-name="gr6" draw:text-style-name="P4" draw:layer="layout" svg:width="6.2cm" svg:height="6.2cm" svg:x="18.8cm" svg:y="9.5cm">
          <text:p text:style-name="P5"/>
        </draw:circle>
        <draw:rect draw:style-name="gr2" draw:text-style-name="P2" draw:layer="layout" svg:width="1.907cm" svg:height="1.184cm" svg:x="2cm" svg:y="5cm">
          <text:p text:style-name="P5"/>
        </draw:rect>
        <draw:rect draw:style-name="gr1" draw:text-style-name="P2" draw:layer="layout" svg:width="1.907cm" svg:height="1.184cm" svg:x="2cm" svg:y="6.5cm">
          <text:p text:style-name="P5"/>
        </draw:rect>
        <draw:frame draw:style-name="gr5" draw:text-style-name="P8" draw:layer="layout" svg:width="5.5cm" svg:height="0.861cm" svg:x="4.2cm" svg:y="5.184cm">
          <draw:text-box>
            <text:p text:style-name="P8"><text:span text:style-name="T4">Kommunikationsmittel</text:span></text:p>
          </draw:text-box>
        </draw:frame>
        <draw:frame draw:style-name="gr5" draw:text-style-name="P8" draw:layer="layout" svg:width="5.5cm" svg:height="0.861cm" svg:x="4.2cm" svg:y="6.823cm">
          <draw:text-box>
            <text:p text:style-name="P8"><text:span text:style-name="T4">Medien</text:span></text:p>
          </draw:text-box>
        </draw:frame>
        <draw:line draw:style-name="gr7" draw:text-style-name="P4" draw:layer="layout" svg:x1="25.5cm" svg:y1="13.5cm" svg:x2="25.5cm" svg:y2="17.5cm">
          <text:p text:style-name="P5"/>
        </draw:line>
        <draw:line draw:style-name="gr7" draw:text-style-name="P4" draw:layer="layout" svg:x1="25.5cm" svg:y1="12cm" svg:x2="25.5cm" svg:y2="8.5cm">
          <text:p text:style-name="P5"/>
        </draw:line>
        <draw:frame draw:style-name="gr8" draw:text-style-name="P9" draw:layer="layout" svg:width="5.5cm" svg:height="1.25cm" svg:x="26cm" svg:y="10.25cm">
          <draw:text-box>
            <text:p text:style-name="P9"><text:span text:style-name="T5">Overcomplication</text:span></text:p>
          </draw:text-box>
        </draw:frame>
        <draw:frame draw:style-name="gr8" draw:text-style-name="P9" draw:layer="layout" svg:width="5.5cm" svg:height="1.25cm" svg:x="26cm" svg:y="14.75cm">
          <draw:text-box>
            <text:p text:style-name="P9"><text:span text:style-name="T5">Oversimplification</text:span></text:p>
          </draw:text-box>
        </draw:frame>
        <draw:frame draw:style-name="gr8" draw:text-style-name="P9" draw:layer="layout" svg:width="5.5cm" svg:height="1.581cm" svg:x="26cm" svg:y="12.319cm">
          <draw:text-box>
            <text:p text:style-name="P9"><text:span text:style-name="T5">Effektive Kommunikation</text:span></text:p>
          </draw:text-box>
        </draw:frame>
      </draw:page>
      <draw:page draw:name="page2" draw:style-name="dp1" draw:master-page-name="Standard">
        <office:forms form:automatic-focus="false" form:apply-design-mode="false"/>
      </draw:page>
      <draw:page draw:name="page3" draw:style-name="dp1" draw:master-page-name="Standard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4-23T23:55:37</meta:creation-date>
    <dc:date>2008-05-07T16:04:59</dc:date>
    <meta:editing-cycles>3</meta:editing-cycles>
    <meta:editing-duration>PT26M45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